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2c4ed" officeooo:paragraph-rsid="0012c4ed"/>
    </style:style>
    <style:style style:name="P2" style:family="paragraph" style:parent-style-name="Standard">
      <style:paragraph-properties fo:text-align="start" style:justify-single-word="false"/>
      <style:text-properties officeooo:rsid="0012c4ed" officeooo:paragraph-rsid="0012c4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TALAR APLICATIVO SIMULADOR ANDROID LINUX ANBOX (18/06/21)</text:p>
      <text:p text:style-name="P1">FONTE: <text:a xlink:type="simple" xlink:href="https://www.how2shout.com/linux/how-to-install-anbox-on-ubuntu-20-04-lts-focal-fossa/" text:style-name="Internet_20_link" text:visited-style-name="Visited_20_Internet_20_Link">https://www.how2shout.com/linux/how-to-install-anbox-on-ubuntu-20-04-lts-focal-fossa/</text:a></text:p>
      <text:p text:style-name="P1"/>
      <text:p text:style-name="P2">sudo apt install anbox</text:p>
      <text:p text:style-name="P2"/>
      <text:p text:style-name="P2">sudo snap install --devmode --beta anbox</text:p>
      <text:p text:style-name="P2"/>
      <text:p text:style-name="P2">sudo apt install android-tools-adb</text:p>
      <text:p text:style-name="P2"/>
      <text:p text:style-name="P2">sudo apt install wget curl lzip tar unzip squashfs-tools</text:p>
      <text:p text:style-name="P2"/>
      <text:p text:style-name="P2">wget <text:a xlink:type="simple" xlink:href="https://raw.githubusercontent.com/geeks-r-us/anbox-playstore-installer/master/install-playstore.sh" text:style-name="Internet_20_link" text:visited-style-name="Visited_20_Internet_20_Link">https://raw.githubusercontent.com/geeks-r-us/anbox-playstore-installer/master/install-playstore.sh</text:a></text:p>
      <text:p text:style-name="P2"/>
      <text:p text:style-name="P2">chmod +x install-playstore.sh</text:p>
      <text:p text:style-name="P2"/>
      <text:p text:style-name="P2">./install-playstore.sh</text:p>
      <text:p text:style-name="P2"/>
      <text:p text:style-name="P2">sudo /snap/anbox/current/bin/anbox-bridge.sh star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8T13:34:14.360900724</meta:creation-date>
    <dc:date>2021-06-18T14:33:38.873395330</dc:date>
    <meta:editing-duration>PT49M14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0" meta:word-count="43" meta:character-count="508" meta:non-whitespace-character-count="477"/>
  </office:meta>
</office:document-meta>
</file>